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70d85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officeooo:rsid="031a4c33" style:font-style-asian="normal" style:font-style-complex="normal"/>
    </style:style>
    <style:style style:name="T79" style:family="text">
      <style:text-properties fo:font-style="normal" officeooo:rsid="031be7e8" style:font-style-asian="normal" style:font-style-complex="normal"/>
    </style:style>
    <style:style style:name="T80" style:family="text">
      <style:text-properties fo:font-style="normal" officeooo:rsid="031d7d33" style:font-style-asian="normal" style:font-style-complex="normal"/>
    </style:style>
    <style:style style:name="T81" style:family="text">
      <style:text-properties fo:font-style="normal" officeooo:rsid="031eda71" style:font-style-asian="normal" style:font-style-complex="normal"/>
    </style:style>
    <style:style style:name="T82" style:family="text">
      <style:text-properties fo:font-style="normal" officeooo:rsid="031f5858" style:font-style-asian="normal" style:font-style-complex="normal"/>
    </style:style>
    <style:style style:name="T83" style:family="text">
      <style:text-properties fo:font-style="normal" officeooo:rsid="03201c1d" style:font-style-asian="normal" style:font-style-complex="normal"/>
    </style:style>
    <style:style style:name="T84" style:family="text">
      <style:text-properties fo:font-style="normal" style:text-underline-style="none" officeooo:rsid="02e2cd15" style:font-style-asian="normal" style:font-style-complex="normal"/>
    </style:style>
    <style:style style:name="T85" style:family="text">
      <style:text-properties officeooo:rsid="000a14f6"/>
    </style:style>
    <style:style style:name="T86" style:family="text">
      <style:text-properties officeooo:rsid="005714b7"/>
    </style:style>
    <style:style style:name="T87" style:family="text">
      <style:text-properties officeooo:rsid="00880dbe"/>
    </style:style>
    <style:style style:name="T88" style:family="text">
      <style:text-properties officeooo:rsid="007c6d62"/>
    </style:style>
    <style:style style:name="T89" style:family="text">
      <style:text-properties officeooo:rsid="00836784"/>
    </style:style>
    <style:style style:name="T90" style:family="text">
      <style:text-properties officeooo:rsid="01e21ff5"/>
    </style:style>
    <style:style style:name="T91" style:family="text">
      <style:text-properties officeooo:rsid="0233449b"/>
    </style:style>
    <style:style style:name="T92" style:family="text">
      <style:text-properties officeooo:rsid="02317916"/>
    </style:style>
    <style:style style:name="T93" style:family="text">
      <style:text-properties officeooo:rsid="023d18e5"/>
    </style:style>
    <style:style style:name="T94" style:family="text">
      <style:text-properties officeooo:rsid="024f9d17"/>
    </style:style>
    <style:style style:name="T95" style:family="text">
      <style:text-properties officeooo:rsid="02867bcd"/>
    </style:style>
    <style:style style:name="T96" style:family="text">
      <style:text-properties officeooo:rsid="028c3f47"/>
    </style:style>
    <style:style style:name="T97" style:family="text">
      <style:text-properties officeooo:rsid="0063a409"/>
    </style:style>
    <style:style style:name="T98" style:family="text">
      <style:text-properties officeooo:rsid="02a492ce"/>
    </style:style>
    <style:style style:name="T99" style:family="text">
      <style:text-properties officeooo:rsid="02320032"/>
    </style:style>
    <style:style style:name="T100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95">8</text:span></text:p>
      <text:p text:style-name="P21"/>
      <text:p text:style-name="P21"/>
      <text:p text:style-name="P17">© 201<text:span text:style-name="T95">8</text:span> by Wolfgang Skala. This edition is licensed under the Creative Commons Attribution<text:span text:style-name="T87">-NonCommercial-ShareAlike</text:span> 4.0 International License. To view a copy of this license, visit http://creativecommons.org/licenses/by<text:span text:style-name="T88">-nc-sa</text:span>/4.0/. </text:p>
      <text:p text:style-name="P16"/>
      <text:p text:style-name="P18">Music engraving by LilyPond 2.18.0 (http://www.lilypond.org).<text:span text:style-name="T86"><text:line-break/>Front matter</text:span> typeset with EB Garamond (http://www.georgduffner.at/ebgaramond).</text:p>
      <text:p text:style-name="P21"/>
      <text:p text:style-name="P15">First <text:span text:style-name="T90">version</text:span>, <text:span text:style-name="T98">February 2018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3">Missa in D</text:span><text:span text:style-name="T7"> </text:span>bases upon <text:span text:style-name="T9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100">9</text:span>).</text:p>
      <text:p text:style-name="P5"/>
      <text:p text:style-name="P7">In general, this edition closely follows the autograph. Any changes <text:span text:style-name="T85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3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8">Abbreviations: A, alto; B, bass;<text:span text:style-name="T93"> cor, corno; Ms, manuscript; o</text:span>rg, basses and organ; <text:span text:style-name="T93">r, rest;</text:span> S, soprano; T<text:span text:style-name="T89">, </text:span>tenor; <text:span text:style-name="T96">vl</text:span>, violin; <text:span text:style-name="T93">vla</text:span>, viola<text:span text:style-name="T94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84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g l o r i a</text:p>
      <text:p text:style-name="P9"/>
      <text:p text:style-name="P12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/text:span><text:span text:style-name="T78"><text:line-break/>521<text:tab/>vla<text:tab/>3rd quarter in Ms: fis′4</text:span><text:span text:style-name="T77"><text:line-break/></text:span><text:span text:style-name="T76">525<text:tab/>A<text:tab/>3rd quarter in Ms: a′8–a′8<text:line-break/></text:span><text:span text:style-name="T75">528<text:tab/>org<text:tab/>2nd haf of bar in Ms: A2</text:span><text:span text:style-name="T79"><text:line-break/><text:line-break/>561<text:tab/>vla<text:tab/>3rd quarter in Ms: b4</text:span><text:span text:style-name="T80"><text:line-break/><text:line-break/>604<text:tab/>A<text:tab/>2nd eighth in Ms: fis′8</text:span><text:span text:style-name="T82"><text:line-break/>614<text:tab/>vla<text:tab/>4th eighth in Ms: cis′8</text:span><text:span text:style-name="T81"><text:line-break/>614<text:tab/>org<text:tab/>4th eighth in Ms: a8</text:span><text:span text:style-name="T83"><text:line-break/>627<text:tab/>vla<text:tab/>4th sixteenth in Ms: d′16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<text:soft-page-break/>This edition has been compiled and checked with utmost diligence. Nevertheless, errors and mistakes cannot be totally excluded. Please report any errors and mistakes to <text:span text:style-name="T92">wolfgang</text:span> (at) <text:span text:style-name="T91">esser-skala</text:span>.at<text:span text:style-name="T92"> or create an issue or pull request on the edition’s GitHub page (https://github.com/skafdasschaf/ galuppi-magnificat-BurG-II-61)</text:span>. Your help will be greatly appreciated.</text:p>
      <text:p text:style-name="P13"/>
      <text:p text:style-name="P13"/>
      <text:p text:style-name="P13"><text:span text:style-name="T9">Salzburg, </text:span><text:span text:style-name="T14">February</text:span><text:span text:style-name="T9"> 201</text:span><text:span text:style-name="T12">8</text:span><text:line-break/>Wolfgang Skala</text:p>
      <text:p text:style-name="P26"><text:line-break/>C O N T E N T S</text:p>
      <text:p text:style-name="P20"/>
      <text:p text:style-name="P19"/>
      <text:p text:style-name="P19"/>
      <text:p text:style-name="P14"><text:span text:style-name="T99">1<text:tab/>Magnificat<text:tab/>1</text:span><text:line-break/><text:span text:style-name="T99">2<text:tab/>Esurientes<text:tab/>16</text:span><text:span text:style-name="T9"><text:line-break/></text:span><text:span text:style-name="T99">3<text:tab/>Suscepit Israel<text:tab/>22<text:line-break/>4<text:tab/>Sicut locutus<text:tab/>28<text:line-break/>5<text:tab/>Gloria Patri<text:tab/>36</text:span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8T22:43:09.718096829</dc:date>
    <dc:creator>Wolfgang Skala</dc:creator>
    <meta:editing-duration>P8DT21H16M13S</meta:editing-duration>
    <meta:editing-cycles>719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795" meta:character-count="4068" meta:non-whitespace-character-count="3284"/>
  </office:meta>
</office:document-meta>
</file>